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00ae00"/>
    </style:style>
    <style:style style:name="T5" style:family="text">
      <style:text-properties fo:color="#00ae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9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Basic 128.</text:p>
      <text:p text:style-name="P15">SS<text:span text:style-name="T2">-перезапуск страницы </text:span>ROM<text:span text:style-name="T2"> </text:span>Basic<text:span text:style-name="T2"> </text:span>48<text:span text:style-name="T2">.</text:span>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1...4-<text:span text:style-name="T2">выбор дисковода</text:span></text:p>
      <text:p text:style-name="P15">W<text:span text:style-name="T2">-триггерное переключение режима </text:span>Turbo</text:p>
      <text:p text:style-name="P15">M<text:span text:style-name="T2">-триггерное переключение режимов памяти </text:span>ALL/128/48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T<text:span text:style-name="T2">-вызов загрузки с ленты (имитация команды </text:span>LOAD “”)<text:span text:style-name="T2">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<text:soft-page-break/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 <text:span text:style-name="T4">и выводится версия </text:span><text:span text:style-name="T5">AVR boot </text:span><text:span text:style-name="T4">(для Пентевы)</text:span><text:span text:style-name="T1">. </text:span>При включенных и найденных часах отображается время, дата, день недели <text:span text:style-name="T4">и выводится версия основной прошивки (для Пентевы)</text:span>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грузка с ленты.</text:p>
      <text:p text:style-name="P14"/>
      <text:p text:style-name="P12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4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8-20T22:55:13.23</dc:date>
    <meta:editing-duration>PT02H10M54S</meta:editing-duration>
    <meta:editing-cycles>32</meta:editing-cycles>
    <meta:generator>OpenOffice.org/3.2$Win32 OpenOffice.org_project/320m18$Build-9502</meta:generator>
    <meta:document-statistic meta:table-count="0" meta:image-count="0" meta:object-count="0" meta:page-count="2" meta:paragraph-count="59" meta:word-count="667" meta:character-count="5023"/>
  </office:meta>
</office:document-meta>
</file>